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16171e" officeooo:paragraph-rsid="0016171e"/>
    </style:style>
    <style:style style:name="P2" style:family="paragraph" style:parent-style-name="Standard">
      <style:paragraph-properties fo:text-align="justify" style:justify-single-word="false"/>
      <style:text-properties officeooo:rsid="0016171e" officeooo:paragraph-rsid="0016171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6171e" officeooo:paragraph-rsid="0016171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6171e" officeooo:paragraph-rsid="0016171e" style:font-weight-asian="normal" style:font-weight-complex="normal"/>
    </style:style>
    <style:style style:name="P5" style:family="paragraph" style:parent-style-name="Standard">
      <style:text-properties fo:font-size="13pt" officeooo:rsid="0016171e" officeooo:paragraph-rsid="0016171e" style:font-size-asian="13pt" style:font-size-complex="13pt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222222" loext:opacity="100%" style:font-name="sans-serif" fo:font-size="10.5pt" fo:letter-spacing="normal" fo:font-style="normal" fo:font-weight="normal" officeooo:rsid="00185a08" officeooo:paragraph-rsid="00185a08" style:font-weight-asian="normal" style:font-weight-complex="normal"/>
    </style:style>
    <style:style style:name="P7" style:family="paragraph" style:parent-style-name="Text_20_body" style:list-style-name="L4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222222" loext:opacity="100%" style:font-name="sans-serif" fo:font-size="10.5pt" fo:letter-spacing="normal" fo:font-style="normal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222222" loext:opacity="100%" style:font-name="sans-serif" fo:font-size="10.5pt" fo:letter-spacing="normal" fo:font-style="normal" fo:font-weight="normal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222222" loext:opacity="100%" style:font-name="sans-serif" fo:font-size="10.5pt" fo:letter-spacing="normal" fo:font-style="normal" fo:font-weight="normal" officeooo:rsid="0016171e" officeooo:paragraph-rsid="0016171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222222" loext:opacity="100%" style:font-name="sans-serif" fo:font-size="10.5pt" fo:letter-spacing="normal" fo:font-style="normal" fo:font-weight="bold" officeooo:rsid="0016171e" officeooo:paragraph-rsid="0016171e" style:font-weight-asian="bold" style:font-weight-complex="bold"/>
    </style:style>
    <style:style style:name="P11" style:family="paragraph" style:parent-style-name="Text_20_body" style:list-style-name="L4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rsid="0016171e" officeooo:paragraph-rsid="0016171e"/>
    </style:style>
    <style:style style:name="T1" style:family="text">
      <style:text-properties officeooo:rsid="00181621"/>
    </style:style>
    <style:style style:name="T2" style:family="text"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T3" style:family="text">
      <style:text-properties officeooo:rsid="00185a08"/>
    </style:style>
    <style:style style:name="T4" style:family="text">
      <style:text-properties officeooo:rsid="001adcd8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rlos Varela Iglesias</text:p>
      <text:p text:style-name="P1"/>
      <text:p text:style-name="P1"/>
      <text:p text:style-name="P1"/>
      <text:p text:style-name="P1"/>
      <text:p text:style-name="P10">As máquinas que contén o documento.</text:p>
      <text:p text:style-name="P6">equipos/máquinas</text:p>
      <text:p text:style-name="P6"/>
      <text:list xml:id="list1100057962" text:style-name="L4">
        <text:list-header>
          <text:p text:style-name="P11">A información correspondente ao hardware das máquinas.</text:p>
          <text:p text:style-name="P7"/>
          <text:p text:style-name="P7">//<text:span text:style-name="T3">máquina/hardware</text:span></text:p>
        </text:list-header>
      </text:list>
      <text:p text:style-name="P12"/>
      <text:list xml:id="list135833566752849" text:continue-numbering="true" text:style-name="L4">
        <text:list-header>
          <text:p text:style-name="P11">A información de configuración das máquinas.</text:p>
          <text:p text:style-name="P11"/>
        </text:list-header>
      </text:list>
      <text:p text:style-name="P8">//<text:span text:style-name="T3">máquina/config</text:span></text:p>
      <text:p text:style-name="P12"/>
      <text:list xml:id="list135835405593367" text:continue-numbering="true" text:style-name="L4">
        <text:list-header>
          <text:p text:style-name="P11">A lista de fabricantes dos equipos.</text:p>
        </text:list-header>
      </text:list>
      <text:p text:style-name="P12"/>
      <text:p text:style-name="P8">//<text:span text:style-name="T3">hardware/fabricante</text:span></text:p>
      <text:p text:style-name="P12"/>
      <text:list xml:id="list135833940305002" text:continue-numbering="true" text:style-name="L4">
        <text:list-header>
          <text:p text:style-name="P11">A lista de discos que conteñen.</text:p>
        </text:list-header>
      </text:list>
      <text:p text:style-name="P12"/>
      <text:p text:style-name="P8">//<text:span text:style-name="T3">maquina/hardware/disco</text:span></text:p>
      <text:p text:style-name="P12"/>
      <text:list xml:id="list135833483081825" text:continue-numbering="true" text:style-name="L4">
        <text:list-header>
          <text:p text:style-name="P11">Os enderezos IP.</text:p>
        </text:list-header>
      </text:list>
      <text:p text:style-name="P3"/>
      <text:p text:style-name="P4">//<text:span text:style-name="T3">config/ip</text:span></text:p>
      <text:p text:style-name="P2"/>
      <text:p text:style-name="P2"/>
      <text:p text:style-name="P2"/>
      <text:p text:style-name="P2"/>
      <text:p text:style-name="P13"><text:span text:style-name="T2">Os nomes das máquinas.</text:span></text:p>
      <text:p text:style-name="P2">/equipos/máquina/@nome</text:p>
      <text:p text:style-name="P2"/>
      <text:p text:style-name="P2"/>
      <text:p text:style-name="P10">Os nomes das máquinas que teñan gravadora óptica.</text:p>
      <text:p text:style-name="P2">//<text:span text:style-name="T1">maquina/hardware/</text:span><text:span text:style-name="T4">DVD</text:span><text:a xlink:type="simple" xlink:href="../../../../@nome" text:style-name="Internet_20_link" text:visited-style-name="Visited_20_Internet_20_Link"><text:span text:style-name="T1">/@nome</text:span></text:a></text:p>
      <text:p text:style-name="P2"/>
      <text:p text:style-name="P2"/>
      <text:p text:style-name="P10">O sistema operativo das máquinas nas que figure o "role".</text:p>
      <text:p text:style-name="P9">//<text:span text:style-name="T1">máquina[config/role]/config/OS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13:31:10.873000000</meta:creation-date>
    <dc:date>2023-01-27T13:52:58.494000000</dc:date>
    <meta:editing-duration>PT10M56S</meta:editing-duration>
    <meta:editing-cycles>4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21" meta:word-count="76" meta:character-count="561" meta:non-whitespace-character-count="512"/>
  </office:meta>
</office:document-meta>
</file>